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2" style:family="paragraph" style:parent-style-name="Standard" style:list-style-name="L1"/>
    <style:style style:name="P3" style:family="paragraph" style:parent-style-name="Heading_20_2" style:list-style-nam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X-TOOLBOX SCORER: GETTING STARTED</text:h>
      <text:h text:style-name="Heading_20_2" text:outline-level="2">Initial observations</text:h>
      <text:p text:style-name="Standard">an event can have one or more competitions. Pilots can <text:s/>participate in one or more competitions. A competition may consist of all or <text:s/>part of the tasks. </text:p>
      <text:p text:style-name="Standard"/>
      <text:p text:style-name="Standard">At any time, <text:span text:style-name="T1">Event&gt;Save</text:span> to save all the information, <text:span text:style-name="T1">Event&gt;Load</text:span> to recover. <text:s/><text:span text:style-name="T1">Event&gt;Save to XML</text:span> is only for debug purposes to see what is stored. </text:p>
      <text:p text:style-name="Standard"/>
      <text:p text:style-name="Standard">To import data from a .CSV file, use <text:span text:style-name="T1">Event&gt;Load CSV file </text:span><text:span text:style-name="T2">or drag and drop the file over the window</text:span><text:span text:style-name="T1">.</text:span></text:p>
      <text:p text:style-name="Standard"/>
      <text:p text:style-name="Standard">Any change takes effect immediately except in the publication of results. You <text:s/>should save the event information often, and if you mess it up, recover the last <text:s/>recording. </text:p>
      <text:h text:style-name="Heading_20_2" text:outline-level="2">How-to</text:h>
      <text:list xml:id="list32721921" text:style-name="L1">
        <text:list-item>
          <text:p text:style-name="P2">To edit the event information:<text:span text:style-name="T1"> Event&gt;Edit</text:span>. You should save the event here. <text:s/>All the pdf output generated later will end in the same folder you save the <text:s/>event. </text:p>
        </text:list-item>
        <text:list-item>
          <text:p text:style-name="P2">To edit the list of competitions: <text:span text:style-name="T1">Competition&gt;Edit</text:span>. Add to add new <text:s/>competitions, right-click<text:span text:style-name="T1">&gt;Remove</text:span> to remove the unwanted ones. </text:p>
        </text:list-item>
        <text:list-item>
          <text:p text:style-name="P2">To edit the list of pilots: <text:span text:style-name="T1">Pilots&gt;Edit</text:span>. Add to add pilots one by one, <text:s/>right-click<text:span text:style-name="T1">&gt;Remove</text:span> to remove them.</text:p>
        </text:list-item>
        <text:list-item>
          <text:p text:style-name="P2">To edit the list of pilots in each competition, right-click<text:span text:style-name="T1"> on the desired <text:s/>competition list on the left&gt;Edit competition pilots</text:span>. Right-click<text:span text:style-name="T1"> over the <text:s/>pilot&gt;Remove</text:span> to remove the pilot. You can not add pilots here. Use paragraph #3 instead. If you mess up and <text:s/>delete the wrong one, right-click<text:span text:style-name="T1"> on the desired competition&gt;Reset competition</text:span> <text:s/>pilots resets the list with all the event pilots and you can start again. </text:p>
        </text:list-item>
        <text:list-item>
          <text:p text:style-name="P2">To edit the list of tasks of the event: <text:span text:style-name="T1">Tasks&gt;Edit</text:span>. Add to add new tasks, <text:s/>right-click<text:span text:style-name="T1">&gt;Remove</text:span> to remove them. </text:p>
        </text:list-item>
        <text:list-item>
          <text:p text:style-name="P2">To edit the list of tasks for each competition, follow analogous instructions as paragraph 4. </text:p>
        </text:list-item>
        <text:list-item>
          <text:p text:style-name="P2">To edit the task results:<text:span text:style-name="T1"> right-click on the desired task from the list on the <text:s/>left&gt;Edit task results</text:span>. There are some special values: "-": pending measurement or no manual <text:s/>measurement (it will be used when importing results from FlightAnalyzer), "NF": <text:s/>no flight, "NR": no result. <text:s/><text:span text:style-name="T1">Randomize</text:span> to get random measures and penalties for test purposes. When you are <text:s/>finished editing, click <text:span text:style-name="T1">Save</text:span>. An "M" will appear beside the name of the task. <text:s/>It indicates that there is a manual result. If the scores were previously published, the “P” mark will be erased and the scores will have to be published again. <text:s/>The program will automatically keep track of changes between published official versions and highlight the changes (rule 14.3.2.e) in the score sheet.</text:p>
        </text:list-item>
        <text:list-item>
          <text:p text:style-name="P2">To publish the task scores: right-click<text:span text:style-name="T1"> on the desired task from the list on <text:s/>the left&gt;Publish score</text:span>. Tweak the data as needed . When finished, a "P" will appear beside the name of the task. It tells that the scores are already published. If the scores are not published, the score sheets will be marked as draft with a darker background. NOTE: a task score cannot be published as Provisional.</text:p>
        </text:list-item>
        <text:list-item>
          <text:p text:style-name="P2">To produce listings: <text:span text:style-name="T1">Output menu&gt;whatever you want</text:span>. Everything will produce <text:s/>one or more pdf files stored in the same folder of the event.</text:p>
        </text:list-item>
      </text:list>
      <text:p text:style-name="Standard"/>
      <text:p text:style-name="Standard">Steps 6 to 9 can be repeated as necessary. <text:s/></text:p>
      <text:h text:style-name="P3" text:outline-level="2"><text:soft-page-break/>Example of .CSV file</text:h>
      <text:p text:style-name="Text_20_body">Read the Data Exchange File Format document for more info.</text:p>
      <text:p text:style-name="Text_20_body"/>
      <text:p text:style-name="P1">event;Haro2011;HARO2011;Haro del 11 al 15 de Agosto de 2011;Michel Gouinguené</text:p>
      <text:p text:style-name="P1">competition;XXXIII Campeonato de España de Aerostación;CE2011</text:p>
      <text:p text:style-name="P1">competition;XI Copa Internacional de Globos Aerostáticos Crianza de Rioja;CICR2011</text:p>
      <text:p text:style-name="P1">pilot;1;AGUIRRE, ÀNGEL;E</text:p>
      <text:p text:style-name="P1">pilot;2;ARACIL, RICARDO;E</text:p>
      <text:p text:style-name="P1">pilot;3;AYALA, IVÁN;E</text:p>
      <text:p text:style-name="P1">pilot;4;CARBONELL, BLAI;E</text:p>
      <text:p text:style-name="P1">pilot;5;FIGUERAS, CARLES;E</text:p>
      <text:p text:style-name="P1">pilot;8;LLADÓ, CARLES;E</text:p>
      <text:p text:style-name="P1">pilot;9;LLADÓ, JOSEP MARIA;E</text:p>
      <text:p text:style-name="P1">pilot;10;ARACIL, JORDI;E</text:p>
      <text:p text:style-name="P1">pilot;11;CALDERÓN, JOSÉ LUIS;E</text:p>
      <text:p text:style-name="P1">pilot;12;NOYA, GUILLEM;E</text:p>
      <text:p text:style-name="P1">pilot;13;RODRÍGUEZ, JORDI;E</text:p>
      <text:p text:style-name="P1">pilot;14;PÉREZ, MANUEL;E</text:p>
      <text:p text:style-name="P1">pilot;16;TIMMERS, JAN;B</text:p>
      <text:p text:style-name="P1">pilot;17;DE COCK, PHILIPPE;B</text:p>
      <text:p text:style-name="P1">pilot;18;SOARES, ANIBA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i </meta:initial-creator>
    <meta:creation-date>2011-06-30T07:56:14</meta:creation-date>
    <dc:date>2011-08-30T12:59:25.07</dc:date>
    <meta:editing-duration>PT45M47S</meta:editing-duration>
    <meta:editing-cycles>7</meta:editing-cycles>
    <meta:generator>LibreOffice/3.3$Win32 LibreOffice_project/330m19$Build-8</meta:generator>
    <meta:document-statistic meta:table-count="0" meta:image-count="0" meta:object-count="0" meta:page-count="2" meta:paragraph-count="37" meta:word-count="579" meta:character-count="3667"/>
  </office:meta>
</office:document-meta>
</file>